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a0b" officeooo:paragraph-rsid="000ada0b"/>
    </style:style>
    <style:style style:name="P2" style:family="paragraph" style:parent-style-name="Standard">
      <style:text-properties officeooo:rsid="000c5e17" officeooo:paragraph-rsid="000c5e17"/>
    </style:style>
    <style:style style:name="P3" style:family="paragraph" style:parent-style-name="Standard">
      <style:text-properties officeooo:rsid="000cfde6" officeooo:paragraph-rsid="000cfde6"/>
    </style:style>
    <style:style style:name="P4" style:family="paragraph" style:parent-style-name="Standard">
      <style:text-properties officeooo:rsid="000e5044" officeooo:paragraph-rsid="000e5044"/>
    </style:style>
    <style:style style:name="P5" style:family="paragraph" style:parent-style-name="Standard">
      <style:text-properties officeooo:rsid="000eba43" officeooo:paragraph-rsid="000eba43"/>
    </style:style>
    <style:style style:name="T1" style:family="text">
      <style:text-properties fo:background-color="#ff0000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0cfde6" fo:background-color="#ffffff" loext:char-shading-value="0"/>
    </style:style>
    <style:style style:name="T4" style:family="text">
      <style:text-properties officeooo:rsid="000e5044" fo:background-color="#ffffff" loext:char-shading-value="0"/>
    </style:style>
    <style:style style:name="T5" style:family="text">
      <style:text-properties officeooo:rsid="000eba43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D =4H</text:p>
      <text:p text:style-name="P2">1H=4S</text:p>
      <text:p text:style-name="P2">1S = ce nu se incadreaza altundeva</text:p>
      <text:p text:style-name="P2">1N = 5-5Ms, slab sau GF</text:p>
      <text:p text:style-name="P2">2C,2D,2H = trsf; slabe sau <text:span text:style-name="T1">GF; </text:span><text:span text:style-name="T2">arata 6 carti (daca nu e GF, as zice sa fie invitant cu 6 carti bune); </text:span><text:span text:style-name="T4">fitul de 3 carti minimal se da spunand 3 in culoare. Orice neaccept in afara e forcing</text:span></text:p>
      <text:p text:style-name="P2"><text:span text:style-name="T2">2S = 5+ trefle, minim inv</text:span></text:p>
      <text:p text:style-name="P2"><text:span text:style-name="T2">2N= 5+ - 5+ ms, minim inv</text:span></text:p>
      <text:p text:style-name="P2"><text:span text:style-name="T2">3 orice → baraj</text:span></text:p>
      <text:p text:style-name="P2"><text:span text:style-name="T2"/></text:p>
      <text:p text:style-name="P2"><text:span text:style-name="T2">1C- 1D/H – 1H/S arata fix 3 carti, fie balansat, fie o mana care crede ca ar putea juca 4-3 sau ca e important sa arate asta </text:span><text:span text:style-name="T3">(11-14) HCP</text:span><text:span text:style-name="T2"> : pe asta 2C obliga la 2D, 2N la 3C si 2D e GF absolut</text:span></text:p>
      <text:p text:style-name="P2"><text:span text:style-name="T2"/></text:p>
      <text:p text:style-name="P2"><text:span text:style-name="T2">1C-1D-1H-2D-2S arata 4=3=x=y si 1C-1H-1S-2D-2H arata 3=4=x=x</text:span></text:p>
      <text:p text:style-name="P2"><text:span text:style-name="T2"/></text:p>
      <text:p text:style-name="P3"><text:span text:style-name="T2">pe 1C-2C/D/H acceptam des transferul</text:span></text:p>
      <text:p text:style-name="P3"><text:span text:style-name="T2"/></text:p>
      <text:p text:style-name="P3"><text:span text:style-name="T2">ca principiu te poti opri in 1 la culoare; cand stabilesti fit 5-3 ar trebui sa fi constructiv, cine stie cu ce a zis al tau</text:span></text:p>
      <text:p text:style-name="P3"><text:span text:style-name="T2">pe 1C-1D-1S-2H e NF dar sigur are 6 carti si intr-o mana speciala (6 carti nu prea are 3 part si special pentru ca nu ai inceput cu 2D)</text:span></text:p>
      <text:p text:style-name="P3"><text:span text:style-name="T2"/></text:p>
      <text:p text:style-name="P3"><text:span text:style-name="T2">pe ORICE 1C-1X-1Y jucam dublu checkback (2C,2D,2N), dar trebuie tinut minte ca nu putem avea anumite tipuri de maini (cele de la 2S si 2N)</text:span></text:p>
      <text:p text:style-name="P3"><text:span text:style-name="T2"/></text:p>
      <text:p text:style-name="P4"><text:span text:style-name="T2">1C-(1D-2H)-2N = 18-19 bal, </text:span><text:span text:style-name="T5">peste ceva ce arata 6 carti NEAGA f3 SI f4</text:span></text:p>
      <text:p text:style-name="P4"><text:span text:style-name="T5"/></text:p>
      <text:p text:style-name="P5"><text:span text:style-name="T2">peste 1C- (1D-1N)-2N, 3C va fi stop si orice altceva e natural <text:s/>(si forcing daca nu e un nr de NT-uri), deschidentul fiind obligat sa spuna 3D</text:span></text:p>
      <text:p text:style-name="P5"><text:span text:style-name="T2">EXCEPTIE 1C-1N-2N-3C-3D-3S e o mana care vrea sa joace mansa si at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08:51.567000000</meta:creation-date>
    <dc:date>2017-05-24T17:09:02.366000000</dc:date>
    <meta:editing-duration>PT14M7S</meta:editing-duration>
    <meta:editing-cycles>3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17" meta:word-count="260" meta:character-count="1284" meta:non-whitespace-character-count="1039"/>
  </office:meta>
</office:document-meta>
</file>